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8cm" fo:min-width="6.25cm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objectwithoutfill">
      <style:graphic-properties draw:marker-end="Arrowheads_20_4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/>
    </style:style>
    <style:style style:name="P3" style:family="paragraph">
      <loext:graphic-properties draw:fill="none" draw:fill-color="#ffffff"/>
      <style:text-properties fo:font-weight="bold"/>
    </style:style>
    <style:style style:name="P4" style:family="paragraph">
      <style:paragraph-properties fo:text-align="center"/>
      <style:text-properties fo:font-size="15pt"/>
    </style:style>
    <style:style style:name="P5" style:family="paragraph">
      <loext:graphic-properties draw:fill="none" draw:fill-color="#ffffff"/>
      <style:paragraph-properties fo:text-align="center"/>
      <style:text-properties fo:font-size="15pt"/>
    </style:style>
    <style:style style:name="P6" style:family="paragraph">
      <style:text-properties fo:font-size="15pt"/>
    </style:style>
    <style:style style:name="P7" style:family="paragraph">
      <loext:graphic-properties draw:fill="none" draw:fill-color="#ffffff"/>
      <style:text-properties fo:font-size="15pt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14pt"/>
    </style:style>
    <style:style style:name="P11" style:family="paragraph">
      <loext:graphic-properties draw:fill="none" draw:fill-color="#ffffff"/>
      <style:text-properties fo:font-size="14pt"/>
    </style:style>
    <style:style style:name="P12" style:family="paragraph">
      <style:paragraph-properties fo:text-align="center"/>
      <style:text-properties fo:font-size="14pt"/>
    </style:style>
    <style:style style:name="P13" style:family="paragraph">
      <loext:graphic-properties draw:fill="none" draw:fill-color="#ffffff"/>
      <style:paragraph-properties fo:text-align="center"/>
      <style:text-properties fo:font-size="14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5cm" svg:height="8.25cm" svg:x="2.75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5cm" svg:height="8.25cm" svg:x="2.75cm" svg:y="15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5cm" svg:height="8.25cm" svg:x="12.5cm" svg:y="15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5cm" svg:height="8.25cm" svg:x="12.5cm" svg:y="3.2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5cm" svg:y1="7.5cm" svg:x2="12.5cm" svg:y2="7.5cm">
          <text:p/>
        </draw:line>
        <draw:line draw:style-name="gr3" draw:text-style-name="P1" draw:layer="layout" svg:x1="6.25cm" svg:y1="11.5cm" svg:x2="6.25cm" svg:y2="14.5cm">
          <text:p/>
        </draw:line>
        <draw:line draw:style-name="gr4" draw:text-style-name="P1" draw:layer="layout" svg:x1="9.5cm" svg:y1="11.5cm" svg:x2="12.75cm" svg:y2="15cm">
          <text:p/>
        </draw:line>
        <draw:line draw:style-name="gr5" draw:text-style-name="P1" draw:layer="layout" svg:x1="2.75cm" svg:y1="4.25cm" svg:x2="9.5cm" svg:y2="4.25cm">
          <text:p/>
        </draw:line>
        <draw:line draw:style-name="gr5" draw:text-style-name="P1" draw:layer="layout" svg:x1="12.55cm" svg:y1="4.25cm" svg:x2="19.3cm" svg:y2="4.25cm">
          <text:p/>
        </draw:line>
        <draw:line draw:style-name="gr5" draw:text-style-name="P1" draw:layer="layout" svg:x1="2.75cm" svg:y1="16.75cm" svg:x2="9.5cm" svg:y2="16.75cm">
          <text:p/>
        </draw:line>
        <draw:line draw:style-name="gr5" draw:text-style-name="P1" draw:layer="layout" svg:x1="12.5cm" svg:y1="16.75cm" svg:x2="19.25cm" svg:y2="16.75cm">
          <text:p/>
        </draw:line>
        <draw:frame draw:style-name="gr6" draw:text-style-name="P3" draw:layer="layout" svg:width="4.143cm" svg:height="0.962cm" svg:x="4.3cm" svg:y="3.3cm">
          <draw:text-box>
            <text:p text:style-name="P2">Funcionário</text:p>
          </draw:text-box>
        </draw:frame>
        <draw:frame draw:style-name="gr6" draw:text-style-name="P3" draw:layer="layout" svg:width="6.01cm" svg:height="0.962cm" svg:x="3.435cm" svg:y="15.8cm">
          <draw:text-box>
            <text:p text:style-name="P2">Email Profissional</text:p>
          </draw:text-box>
        </draw:frame>
        <draw:frame draw:style-name="gr6" draw:text-style-name="P3" draw:layer="layout" svg:width="2.441cm" svg:height="0.962cm" svg:x="14.6cm" svg:y="3.3cm">
          <draw:text-box>
            <text:p text:style-name="P2">Banco</text:p>
          </draw:text-box>
        </draw:frame>
        <draw:frame draw:style-name="gr6" draw:text-style-name="P3" draw:layer="layout" svg:width="4.486cm" svg:height="0.962cm" svg:x="13.836cm" svg:y="15.8cm">
          <draw:text-box>
            <text:p text:style-name="P2">Dependentes</text:p>
          </draw:text-box>
        </draw:frame>
        <draw:line draw:style-name="gr5" draw:text-style-name="P1" draw:layer="layout" svg:x1="12.5cm" svg:y1="17.75cm" svg:x2="19.25cm" svg:y2="17.75cm">
          <text:p/>
        </draw:line>
        <draw:line draw:style-name="gr5" draw:text-style-name="P1" draw:layer="layout" svg:x1="12.5cm" svg:y1="18.85cm" svg:x2="19.25cm" svg:y2="18.85cm">
          <text:p/>
        </draw:line>
        <draw:line draw:style-name="gr5" draw:text-style-name="P1" draw:layer="layout" svg:x1="12.5cm" svg:y1="19.85cm" svg:x2="19.25cm" svg:y2="19.85cm">
          <text:p/>
        </draw:line>
        <draw:line draw:style-name="gr5" draw:text-style-name="P1" draw:layer="layout" svg:x1="12.5cm" svg:y1="20.85cm" svg:x2="19.25cm" svg:y2="20.85cm">
          <text:p/>
        </draw:line>
        <draw:line draw:style-name="gr5" draw:text-style-name="P1" draw:layer="layout" svg:x1="12.5cm" svg:y1="21.85cm" svg:x2="19.25cm" svg:y2="21.85cm">
          <text:p/>
        </draw:line>
        <draw:line draw:style-name="gr5" draw:text-style-name="P1" draw:layer="layout" svg:x1="12.5cm" svg:y1="22.85cm" svg:x2="19.25cm" svg:y2="22.85cm">
          <text:p/>
        </draw:line>
        <draw:line draw:style-name="gr5" draw:text-style-name="P1" draw:layer="layout" svg:x1="2.75cm" svg:y1="17.75cm" svg:x2="9.5cm" svg:y2="17.75cm">
          <text:p/>
        </draw:line>
        <draw:line draw:style-name="gr5" draw:text-style-name="P1" draw:layer="layout" svg:x1="2.75cm" svg:y1="22.85cm" svg:x2="9.5cm" svg:y2="22.85cm">
          <text:p/>
        </draw:line>
        <draw:line draw:style-name="gr5" draw:text-style-name="P1" draw:layer="layout" svg:x1="2.75cm" svg:y1="21.85cm" svg:x2="9.5cm" svg:y2="21.85cm">
          <text:p/>
        </draw:line>
        <draw:line draw:style-name="gr5" draw:text-style-name="P1" draw:layer="layout" svg:x1="2.75cm" svg:y1="20.85cm" svg:x2="9.5cm" svg:y2="20.85cm">
          <text:p/>
        </draw:line>
        <draw:line draw:style-name="gr5" draw:text-style-name="P1" draw:layer="layout" svg:x1="2.75cm" svg:y1="19.85cm" svg:x2="9.5cm" svg:y2="19.85cm">
          <text:p/>
        </draw:line>
        <draw:line draw:style-name="gr5" draw:text-style-name="P1" draw:layer="layout" svg:x1="2.75cm" svg:y1="18.85cm" svg:x2="9.5cm" svg:y2="18.85cm">
          <text:p/>
        </draw:line>
        <draw:line draw:style-name="gr5" draw:text-style-name="P1" draw:layer="layout" svg:x1="2.75cm" svg:y1="5.25cm" svg:x2="9.5cm" svg:y2="5.25cm">
          <text:p/>
        </draw:line>
        <draw:line draw:style-name="gr5" draw:text-style-name="P1" draw:layer="layout" svg:x1="2.75cm" svg:y1="6.25cm" svg:x2="9.5cm" svg:y2="6.25cm">
          <text:p/>
        </draw:line>
        <draw:line draw:style-name="gr5" draw:text-style-name="P1" draw:layer="layout" svg:x1="2.75cm" svg:y1="7.25cm" svg:x2="9.5cm" svg:y2="7.25cm">
          <text:p/>
        </draw:line>
        <draw:line draw:style-name="gr5" draw:text-style-name="P1" draw:layer="layout" svg:x1="2.75cm" svg:y1="8.35cm" svg:x2="9.5cm" svg:y2="8.35cm">
          <text:p/>
        </draw:line>
        <draw:line draw:style-name="gr5" draw:text-style-name="P1" draw:layer="layout" svg:x1="2.75cm" svg:y1="9.35cm" svg:x2="9.5cm" svg:y2="9.35cm">
          <text:p/>
        </draw:line>
        <draw:line draw:style-name="gr5" draw:text-style-name="P1" draw:layer="layout" svg:x1="2.75cm" svg:y1="10.35cm" svg:x2="9.5cm" svg:y2="10.35cm">
          <text:p/>
        </draw:line>
        <draw:line draw:style-name="gr5" draw:text-style-name="P1" draw:layer="layout" svg:x1="12.5cm" svg:y1="5.25cm" svg:x2="19.25cm" svg:y2="5.25cm">
          <text:p/>
        </draw:line>
        <draw:line draw:style-name="gr5" draw:text-style-name="P1" draw:layer="layout" svg:x1="12.5cm" svg:y1="6.25cm" svg:x2="19.25cm" svg:y2="6.25cm">
          <text:p/>
        </draw:line>
        <draw:line draw:style-name="gr5" draw:text-style-name="P1" draw:layer="layout" svg:x1="12.5cm" svg:y1="7.25cm" svg:x2="19.25cm" svg:y2="7.25cm">
          <text:p/>
        </draw:line>
        <draw:line draw:style-name="gr5" draw:text-style-name="P1" draw:layer="layout" svg:x1="12.5cm" svg:y1="8.35cm" svg:x2="19.25cm" svg:y2="8.35cm">
          <text:p/>
        </draw:line>
        <draw:line draw:style-name="gr5" draw:text-style-name="P1" draw:layer="layout" svg:x1="12.5cm" svg:y1="9.35cm" svg:x2="19.25cm" svg:y2="9.35cm">
          <text:p/>
        </draw:line>
        <draw:line draw:style-name="gr5" draw:text-style-name="P1" draw:layer="layout" svg:x1="12.5cm" svg:y1="10.35cm" svg:x2="19.25cm" svg:y2="10.35cm">
          <text:p/>
        </draw:line>
        <draw:frame draw:style-name="gr7" draw:text-style-name="P5" draw:layer="layout" svg:width="3.906cm" svg:height="0.839cm" svg:x="5.099cm" svg:y="4.311cm">
          <draw:text-box>
            <text:p text:style-name="P4">Maria <text:s text:c="11"/>1</text:p>
          </draw:text-box>
        </draw:frame>
        <draw:frame draw:style-name="gr7" draw:text-style-name="P5" draw:layer="layout" svg:width="4.172cm" svg:height="0.839cm" svg:x="4.8cm" svg:y="5.311cm">
          <draw:text-box>
            <text:p text:style-name="P4">Roberto <text:s text:c="9"/>2</text:p>
          </draw:text-box>
        </draw:frame>
        <draw:frame draw:style-name="gr7" draw:text-style-name="P5" draw:layer="layout" svg:width="3.554cm" svg:height="0.839cm" svg:x="5.401cm" svg:y="6.311cm">
          <draw:text-box>
            <text:p text:style-name="P4">Lais <text:s text:c="11"/>3</text:p>
          </draw:text-box>
        </draw:frame>
        <draw:frame draw:style-name="gr7" draw:text-style-name="P5" draw:layer="layout" svg:width="4.113cm" svg:height="0.839cm" svg:x="4.902cm" svg:y="7.411cm">
          <draw:text-box>
            <text:p text:style-name="P4">Ricardo <text:s text:c="9"/>4</text:p>
          </draw:text-box>
        </draw:frame>
        <draw:frame draw:style-name="gr7" draw:text-style-name="P5" draw:layer="layout" svg:width="4.083cm" svg:height="0.839cm" svg:x="4.903cm" svg:y="8.411cm">
          <draw:text-box>
            <text:p text:style-name="P4">Antonio <text:s text:c="9"/>5</text:p>
          </draw:text-box>
        </draw:frame>
        <draw:frame draw:style-name="gr7" draw:text-style-name="P5" draw:layer="layout" svg:width="4.143cm" svg:height="0.839cm" svg:x="4.904cm" svg:y="9.411cm">
          <draw:text-box>
            <text:p text:style-name="P4">Renata <text:s text:c="10"/>6</text:p>
          </draw:text-box>
        </draw:frame>
        <draw:frame draw:style-name="gr7" draw:text-style-name="P5" draw:layer="layout" svg:width="4.494cm" svg:height="0.839cm" svg:x="4.605cm" svg:y="10.411cm">
          <draw:text-box>
            <text:p text:style-name="P4">Ana Clara <text:s text:c="8"/>7</text:p>
          </draw:text-box>
        </draw:frame>
        <draw:frame draw:style-name="gr6" draw:text-style-name="P7" draw:layer="layout" svg:width="4.735cm" svg:height="0.839cm" svg:x="14.177cm" svg:y="4.288cm">
          <draw:text-box>
            <text:p text:style-name="P6">Santander <text:s text:c="6"/>1,5</text:p>
          </draw:text-box>
        </draw:frame>
        <draw:frame draw:style-name="gr6" draw:text-style-name="P7" draw:layer="layout" svg:width="4.676cm" svg:height="0.839cm" svg:x="14.3cm" svg:y="5.25cm">
          <draw:text-box>
            <text:p text:style-name="P6">Bradesco <text:s text:c="7"/>2,6</text:p>
          </draw:text-box>
        </draw:frame>
        <draw:frame draw:style-name="gr8" draw:text-style-name="P7" draw:layer="layout" svg:width="4.799cm" svg:height="0.962cm" svg:x="13.55cm" svg:y="6.2cm">
          <draw:text-box>
            <text:p text:style-name="P6">Banco Do Pará </text:p>
          </draw:text-box>
        </draw:frame>
        <draw:frame draw:style-name="gr6" draw:text-style-name="P7" draw:layer="layout" svg:width="4.558cm" svg:height="0.839cm" svg:x="14.6cm" svg:y="7.3cm">
          <draw:text-box>
            <text:p text:style-name="P6">Nubank <text:s text:c="6"/>2,5,3</text:p>
          </draw:text-box>
        </draw:frame>
        <draw:frame draw:style-name="gr6" draw:text-style-name="P7" draw:layer="layout" svg:width="3.791cm" svg:height="0.839cm" svg:x="15cm" svg:y="8.3cm">
          <draw:text-box>
            <text:p text:style-name="P6">Inter <text:s text:c="12"/>7</text:p>
          </draw:text-box>
        </draw:frame>
        <draw:frame draw:style-name="gr6" draw:text-style-name="P7" draw:layer="layout" svg:width="3.762cm" svg:height="0.839cm" svg:x="15.15cm" svg:y="9.35cm">
          <draw:text-box>
            <text:p text:style-name="P6">Itaú <text:s text:c="10"/>4,2</text:p>
          </draw:text-box>
        </draw:frame>
        <draw:frame draw:style-name="gr6" draw:text-style-name="P7" draw:layer="layout" svg:width="4.312cm" svg:height="0.839cm" svg:x="13.5cm" svg:y="10.45cm">
          <draw:text-box>
            <text:p text:style-name="P6">Banco Do Brasil</text:p>
          </draw:text-box>
        </draw:frame>
        <draw:frame draw:style-name="gr6" draw:text-style-name="P8" draw:layer="layout" svg:width="2.801cm" svg:height="0.839cm" svg:x="9.6cm" svg:y="6.55cm">
          <draw:text-box>
            <text:p><text:span text:style-name="T1">M Para M</text:span></text:p>
          </draw:text-box>
        </draw:frame>
        <draw:frame draw:style-name="gr6" draw:text-style-name="P8" draw:layer="layout" svg:width="2.657cm" svg:height="0.839cm" svg:x="9.75cm" svg:y="14.161cm">
          <draw:text-box>
            <text:p><text:span text:style-name="T1">1 Para M</text:span></text:p>
          </draw:text-box>
        </draw:frame>
        <draw:frame draw:style-name="gr6" draw:text-style-name="P8" draw:layer="layout" svg:width="2.513cm" svg:height="0.839cm" svg:x="6.202cm" svg:y="12.652cm">
          <draw:text-box>
            <text:p><text:span text:style-name="T1">1 Para 1</text:span></text:p>
          </draw:text-box>
        </draw:frame>
        <draw:frame draw:style-name="gr6" draw:text-style-name="P7" draw:layer="layout" svg:width="6.717cm" svg:height="0.839cm" svg:x="2.8cm" svg:y="16.8cm">
          <draw:text-box>
            <text:p text:style-name="P6"><text:a xlink:href="mailto:Maria123@hotmail.com" xlink:type="simple">Maria123@hotmail.com</text:a><text:s text:c="2"/>1</text:p>
          </draw:text-box>
        </draw:frame>
        <draw:frame draw:style-name="gr6" draw:text-style-name="P7" draw:layer="layout" svg:width="6.628cm" svg:height="0.839cm" svg:x="2.85cm" svg:y="17.801cm">
          <draw:text-box>
            <text:p text:style-name="P6"><text:a xlink:href="mailto:Robs123@hotmail.com" xlink:type="simple">Robs123@hotmail.com</text:a><text:s text:c="2"/>2</text:p>
          </draw:text-box>
        </draw:frame>
        <draw:frame draw:style-name="gr6" draw:text-style-name="P7" draw:layer="layout" svg:width="6.366cm" svg:height="0.839cm" svg:x="3.101cm" svg:y="18.902cm">
          <draw:text-box>
            <text:p text:style-name="P6"><text:a xlink:href="mailto:Lais123@hotmail.com" xlink:type="simple">Lais123@hotmail.com</text:a><text:s text:c="2"/>3</text:p>
          </draw:text-box>
        </draw:frame>
        <draw:frame draw:style-name="gr6" draw:text-style-name="P7" draw:layer="layout" svg:width="6.509cm" svg:height="0.839cm" svg:x="2.95cm" svg:y="19.903cm">
          <draw:text-box>
            <text:p text:style-name="P6"><text:a xlink:href="mailto:Rcrd123@hotmail.com" xlink:type="simple">Rcrd123@hotmail.com</text:a><text:s text:c="2"/>4</text:p>
          </draw:text-box>
        </draw:frame>
        <draw:frame draw:style-name="gr6" draw:text-style-name="P7" draw:layer="layout" svg:width="6.48cm" svg:height="0.839cm" svg:x="3cm" svg:y="20.904cm">
          <draw:text-box>
            <text:p text:style-name="P6"><text:a xlink:href="mailto:Anto123@hotmail.com" xlink:type="simple">Anto123@hotmail.com</text:a><text:s text:c="2"/>5</text:p>
          </draw:text-box>
        </draw:frame>
        <draw:frame draw:style-name="gr6" draw:text-style-name="P7" draw:layer="layout" svg:width="6.509cm" svg:height="0.839cm" svg:x="3.004cm" svg:y="21.905cm">
          <draw:text-box>
            <text:p text:style-name="P6"><text:a xlink:href="mailto:Rent123@hotmail.com" xlink:type="simple">Rent123@hotmail.com</text:a><text:s text:c="2"/>6</text:p>
          </draw:text-box>
        </draw:frame>
        <draw:frame draw:style-name="gr6" draw:text-style-name="P7" draw:layer="layout" svg:width="7.009cm" svg:height="0.839cm" svg:x="2.505cm" svg:y="22.906cm">
          <draw:text-box>
            <text:p text:style-name="P6"><text:a xlink:href="mailto:AClara123@hotmail.com" xlink:type="simple">AClara123@hotmail.com</text:a><text:s text:c="2"/>7</text:p>
          </draw:text-box>
        </draw:frame>
        <draw:frame draw:style-name="gr8" draw:text-style-name="P7" draw:layer="layout" svg:width="4.799cm" svg:height="0.962cm" svg:x="17.751cm" svg:y="6.2cm">
          <draw:text-box>
            <text:p text:style-name="P6">1,7</text:p>
          </draw:text-box>
        </draw:frame>
        <draw:frame draw:style-name="gr6" draw:text-style-name="P7" draw:layer="layout" svg:width="1.243cm" svg:height="0.839cm" svg:x="17.8cm" svg:y="10.451cm">
          <draw:text-box>
            <text:p text:style-name="P6">6,4</text:p>
          </draw:text-box>
        </draw:frame>
        <draw:frame draw:style-name="gr6" draw:text-style-name="P9" draw:layer="layout" svg:width="4.46cm" svg:height="0.962cm" svg:x="14.5cm" svg:y="16.75cm">
          <draw:text-box>
            <text:p>Carlos <text:s text:c="9"/>2</text:p>
          </draw:text-box>
        </draw:frame>
        <draw:frame draw:style-name="gr6" draw:text-style-name="P9" draw:layer="layout" svg:width="4.735cm" svg:height="0.962cm" svg:x="14.2cm" svg:y="17.8cm">
          <draw:text-box>
            <text:p>Ana Clara <text:s text:c="5"/>2</text:p>
          </draw:text-box>
        </draw:frame>
        <draw:frame draw:style-name="gr6" draw:text-style-name="P9" draw:layer="layout" svg:width="3.897cm" svg:height="0.962cm" svg:x="14.95cm" svg:y="18.9cm">
          <draw:text-box>
            <text:p>Enzo <text:s text:c="8"/>6</text:p>
          </draw:text-box>
        </draw:frame>
        <draw:frame draw:style-name="gr6" draw:text-style-name="P9" draw:layer="layout" svg:width="4.524cm" svg:height="0.962cm" svg:x="14.45cm" svg:y="19.85cm">
          <draw:text-box>
            <text:p>Ezequiel <text:s text:c="6"/>7</text:p>
          </draw:text-box>
        </draw:frame>
        <draw:frame draw:style-name="gr6" draw:text-style-name="P9" draw:layer="layout" svg:width="4.105cm" svg:height="0.962cm" svg:x="14.85cm" svg:y="20.9cm">
          <draw:text-box>
            <text:p>Lorran <text:s text:c="7"/>1</text:p>
          </draw:text-box>
        </draw:frame>
        <draw:frame draw:style-name="gr6" draw:text-style-name="P9" draw:layer="layout" svg:width="4.46cm" svg:height="0.962cm" svg:x="14.55cm" svg:y="21.85cm">
          <draw:text-box>
            <text:p>Gustavo <text:s text:c="6"/>5</text:p>
          </draw:text-box>
        </draw:frame>
        <draw:frame draw:style-name="gr6" draw:text-style-name="P9" draw:layer="layout" svg:width="4.388cm" svg:height="0.962cm" svg:x="14.65cm" svg:y="22.95cm">
          <draw:text-box>
            <text:p>Jurema <text:s text:c="7"/>7</text:p>
          </draw:text-box>
        </draw:frame>
        <draw:frame draw:style-name="gr6" draw:text-style-name="P11" draw:layer="layout" svg:width="4.884cm" svg:height="1.916cm" svg:x="3.5cm" svg:y="24.25cm">
          <draw:text-box>
            <text:p text:style-name="P10">Deve Ser Garantido</text:p>
            <text:p text:style-name="P10">Que a Informação</text:p>
            <text:p text:style-name="P10">Possua “@hotmail”</text:p>
          </draw:text-box>
        </draw:frame>
        <draw:frame draw:style-name="gr6" draw:text-style-name="P13" draw:layer="layout" svg:width="6.124cm" svg:height="2.471cm" svg:x="13.25cm" svg:y="11.7cm">
          <draw:text-box>
            <text:p text:style-name="P12">Deve Ser Escolhido</text:p>
            <text:p text:style-name="P12">Um Ou Mais Bancos</text:p>
            <text:p text:style-name="P12">Dentre Os Bancos</text:p>
            <text:p text:style-name="P12">Aprovados Pela Empresa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09T18:47:38.352482881</meta:creation-date>
    <dc:date>2024-01-09T19:56:04.963817022</dc:date>
    <meta:editing-duration>PT9M40S</meta:editing-duration>
    <meta:editing-cycles>1</meta:editing-cycles>
    <meta:document-statistic meta:object-count="74"/>
    <meta:generator>LibreOffice/7.3.7.2$Linux_X86_64 LibreOffice_project/30$Build-2</meta:generator>
  </office:meta>
</office:document-meta>
</file>